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c92e1"/>
    </style:style>
    <style:style style:name="P2" style:family="paragraph" style:parent-style-name="Heading_20_4">
      <style:text-properties officeooo:paragraph-rsid="001c92e1"/>
    </style:style>
    <style:style style:name="P3" style:family="paragraph" style:parent-style-name="Standard">
      <style:text-properties officeooo:paragraph-rsid="001c92e1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in" fo:margin-bottom="0in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in" fo:margin-bottom="0in" style:contextual-spacing="false"/>
    </style:style>
    <style:style style:name="P20" style:family="paragraph" style:parent-style-name="Text_20_body" style:list-style-name="L9">
      <style:paragraph-properties fo:margin-top="0in" fo:margin-bottom="0in" style:contextual-spacing="false"/>
      <style:text-properties officeooo:paragraph-rsid="001c92e1"/>
    </style:style>
    <style:style style:name="P21" style:family="paragraph" style:parent-style-name="Text_20_body" style:list-style-name="L9">
      <style:text-properties officeooo:paragraph-rsid="001c92e1"/>
    </style:style>
    <style:style style:name="P22" style:family="paragraph" style:parent-style-name="Text_20_body" style:list-style-name="L14">
      <style:paragraph-properties fo:margin-top="0in" fo:margin-bottom="0in" style:contextual-spacing="false"/>
      <style:text-properties officeooo:paragraph-rsid="001c92e1"/>
    </style:style>
    <style:style style:name="P23" style:family="paragraph" style:parent-style-name="Text_20_body" style:list-style-name="L14">
      <style:text-properties officeooo:paragraph-rsid="001c92e1"/>
    </style:style>
    <style:style style:name="P24" style:family="paragraph" style:parent-style-name="Text_20_body" style:list-style-name="L15">
      <style:paragraph-properties fo:margin-top="0in" fo:margin-bottom="0in" style:contextual-spacing="false"/>
      <style:text-properties officeooo:paragraph-rsid="001c92e1"/>
    </style:style>
    <style:style style:name="P25" style:family="paragraph" style:parent-style-name="Text_20_body" style:list-style-name="L15">
      <style:text-properties officeooo:paragraph-rsid="001c92e1"/>
    </style:style>
    <style:style style:name="P26" style:family="paragraph" style:parent-style-name="Text_20_body" style:list-style-name="L16">
      <style:paragraph-properties fo:margin-top="0in" fo:margin-bottom="0in" style:contextual-spacing="false"/>
      <style:text-properties officeooo:paragraph-rsid="001c92e1"/>
    </style:style>
    <style:style style:name="P27" style:family="paragraph" style:parent-style-name="Text_20_body" style:list-style-name="L16">
      <style:text-properties officeooo:paragraph-rsid="001c92e1"/>
    </style:style>
    <style:style style:name="P28" style:family="paragraph" style:parent-style-name="Text_20_body" style:list-style-name="L17">
      <style:paragraph-properties fo:margin-top="0in" fo:margin-bottom="0in" style:contextual-spacing="false"/>
      <style:text-properties officeooo:paragraph-rsid="001c92e1"/>
    </style:style>
    <style:style style:name="P29" style:family="paragraph" style:parent-style-name="Text_20_body" style:list-style-name="L17">
      <style:text-properties officeooo:paragraph-rsid="001c92e1"/>
    </style:style>
    <style:style style:name="P30" style:family="paragraph" style:parent-style-name="Text_20_body">
      <style:text-properties officeooo:paragraph-rsid="001c92e1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Lecture 1: Data Structures &amp; Algorithms</text:h>
      <text:p text:style-name="Horizontal_20_Line"/>
      <text:h text:style-name="Heading_20_4" text:outline-level="4"><text:span text:style-name="Strong_20_Emphasis">Introduction to Data and Information</text:span></text:h>
      <text:list text:style-name="L1">
        <text:list-item>
          <text:p text:style-name="P5">Data is a collection of facts and figures, while information is processed data with valid meaning.</text:p>
        </text:list-item>
        <text:list-item>
          <text:p text:style-name="P5">Data has been used throughout history, from ancient manuscripts to modern data-driven systems like HR, sales, and ERP systems.</text:p>
        </text:list-item>
        <text:list-item>
          <text:p text:style-name="P5">Types of data:</text:p>
          <text:list>
            <text:list-item>
              <text:p text:style-name="P5"><text:span text:style-name="Strong_20_Emphasis">Random Data:</text:span> rainfall figures.</text:p>
            </text:list-item>
            <text:list-item>
              <text:p text:style-name="P5"><text:span text:style-name="Strong_20_Emphasis">Heterogeneous Data:</text:span> <text:s/>employee records.</text:p>
            </text:list-item>
            <text:list-item>
              <text:p text:style-name="P5"><text:span text:style-name="Strong_20_Emphasis">Homogeneous Data:</text:span> student marks.</text:p>
            </text:list-item>
            <text:list-item>
              <text:p text:style-name="P4"><text:span text:style-name="Strong_20_Emphasis">Composite Data:</text:span> employee addresses that can be broken down into smaller items.</text:p>
            </text:list-item>
          </text:list>
        </text:list-item>
      </text:list>
      <text:p text:style-name="Horizontal_20_Line"/>
      <text:h text:style-name="Heading_20_4" text:outline-level="4"><text:span text:style-name="Strong_20_Emphasis">Data Structures Overview</text:span></text:h>
      <text:list text:style-name="L2">
        <text:list-item>
          <text:p text:style-name="P7"><text:span text:style-name="Strong_20_Emphasis">Data Structures</text:span> are systems to store and organize data for efficient processing.</text:p>
        </text:list-item>
        <text:list-item>
          <text:p text:style-name="P7"><text:span text:style-name="Strong_20_Emphasis">Memory-based Data Structures:</text:span> Store program data during execution, allowing for retrieval and manipulation.</text:p>
        </text:list-item>
        <text:list-item>
          <text:p text:style-name="P7"><text:span text:style-name="Strong_20_Emphasis">Primitive vs. Non-Primitive Data Structures:</text:span></text:p>
          <text:list>
            <text:list-item>
              <text:p text:style-name="P7"><text:span text:style-name="Strong_20_Emphasis">Primitive:</text:span> Basic data types like <text:span text:style-name="T1">integers, floats, characters</text:span>.</text:p>
            </text:list-item>
            <text:list-item>
              <text:p text:style-name="P6"><text:span text:style-name="Strong_20_Emphasis">Non-Primitive:</text:span> Complex structures like <text:span text:style-name="T1">arrays, linked lists, stacks, and graphs</text:span>.</text:p>
            </text:list-item>
          </text:list>
        </text:list-item>
      </text:list>
      <text:p text:style-name="Horizontal_20_Line"/>
      <text:h text:style-name="Heading_20_4" text:outline-level="4"><text:span text:style-name="Strong_20_Emphasis">Linear vs Non-Linear Data Structures</text:span></text:h>
      <text:list text:style-name="L3">
        <text:list-item>
          <text:p text:style-name="P9"><text:span text:style-name="Strong_20_Emphasis">Linear Data Structures:</text:span> Data elements are stored sequentially (e.g., arrays, stacks, queues, linked lists).</text:p>
          <text:list>
            <text:list-item>
              <text:p text:style-name="P9"><text:span text:style-name="Strong_20_Emphasis">Static Linear Structures:</text:span> Fixed size in memory (e.g., static arrays).</text:p>
            </text:list-item>
            <text:list-item>
              <text:p text:style-name="P9"><text:span text:style-name="Strong_20_Emphasis">Dynamic Linear Structures:</text:span> Size changes during runtime (e.g., linked lists).</text:p>
            </text:list-item>
          </text:list>
        </text:list-item>
        <text:list-item>
          <text:p text:style-name="P8"><text:span text:style-name="Strong_20_Emphasis">Non-Linear Data Structures:</text:span> Data elements are not in sequence (e.g., trees, graphs). Not all elements can be accessed in a single traversal.</text:p>
        </text:list-item>
      </text:list>
      <text:p text:style-name="Horizontal_20_Line"/>
      <text:h text:style-name="Heading_20_4" text:outline-level="4"><text:span text:style-name="Strong_20_Emphasis">Importance of Data Structures in Programming</text:span></text:h>
      <text:list text:style-name="L4">
        <text:list-item>
          <text:p text:style-name="P11">Organize data for efficient retrieval, sorting, and manipulation.</text:p>
        </text:list-item>
        <text:list-item>
          <text:p text:style-name="P11">They support abstract data types (ADTs), allowing high-level programming without focusing on implementation details.</text:p>
        </text:list-item>
        <text:list-item>
          <text:p text:style-name="P10"><text:span text:style-name="Strong_20_Emphasis">ADTs Examples:</text:span> Lists, stacks, queues, trees, graphs.</text:p>
        </text:list-item>
      </text:list>
      <text:p text:style-name="Horizontal_20_Line"/>
      <text:h text:style-name="Heading_20_4" text:outline-level="4"><text:soft-page-break/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>Abstract Data Types (ADTs)</text:span></text:h>
      <text:p text:style-name="Text_20_body"><text:span text:style-name="Strong_20_Emphasis"/></text:p>
      <text:p text:style-name="Text_20_body"><text:span text:style-name="Strong_20_Emphasis"><text:span text:style-name="T2">An Abstract Data Type (ADT) is a mathematical model for data types where only the behavior of the data, defined by a set of operations, is specified, without any reference to how these operations are implemented.</text:span></text:span></text:p>
      <text:list text:style-name="L5">
        <text:list-item>
          <text:p text:style-name="P13">ADTs are logical representations of data, isolated from their physical implementation.</text:p>
        </text:list-item>
        <text:list-item>
          <text:p text:style-name="P13"><text:span text:style-name="Strong_20_Emphasis">Core ADT Operations:</text:span></text:p>
          <text:list>
            <text:list-item>
              <text:p text:style-name="P13">Adding/removing items.</text:p>
            </text:list-item>
            <text:list-item>
              <text:p text:style-name="P13">Accessing items.</text:p>
            </text:list-item>
            <text:list-item>
              <text:p text:style-name="P12">Checking if the collection is empty.</text:p>
            </text:list-item>
          </text:list>
        </text:list-item>
      </text:list>
      <text:p text:style-name="Horizontal_20_Line"/>
      <text:h text:style-name="Heading_20_4" text:outline-level="4"><text:span text:style-name="Strong_20_Emphasis">Common Data Structures</text:span></text:h>
      <text:list text:style-name="L6">
        <text:list-item>
          <text:p text:style-name="P15"><text:span text:style-name="Strong_20_Emphasis">Linked Lists:</text:span> Dynamic structure that grows and shrinks as needed. Used in stacks, queues, and graph implementations.</text:p>
        </text:list-item>
        <text:list-item>
          <text:p text:style-name="P15"><text:span text:style-name="Strong_20_Emphasis">Stacks:</text:span> Last-In, First-Out (LIFO) structure where data is accessed from the top (e.g., stack of plates). Common in compilers and operating systems.</text:p>
        </text:list-item>
        <text:list-item>
          <text:p text:style-name="P15"><text:span text:style-name="Strong_20_Emphasis">Queues:</text:span> First-In, First-Out (FIFO) structure.</text:p>
        </text:list-item>
        <text:list-item>
          <text:p text:style-name="P14"><text:span text:style-name="Strong_20_Emphasis">Trees &amp; Graphs:</text:span> Non-linear structures for representing hierarchical or network relationships.</text:p>
        </text:list-item>
      </text:list>
      <text:p text:style-name="Horizontal_20_Line"/>
      <text:h text:style-name="P2" text:outline-level="4"><text:span text:style-name="Strong_20_Emphasis">Examples of ADT Use</text:span></text:h>
      <text:list text:style-name="L7">
        <text:list-item>
          <text:p text:style-name="P17"><text:span text:style-name="Strong_20_Emphasis">Graphs:</text:span> Model airline routes between cities.</text:p>
        </text:list-item>
        <text:list-item>
          <text:p text:style-name="P17"><text:span text:style-name="Strong_20_Emphasis">Queues:</text:span> Represent customers waiting in line.</text:p>
        </text:list-item>
        <text:list-item>
          <text:p text:style-name="P16"><text:span text:style-name="Strong_20_Emphasis">Stacks:</text:span> Used in compilers for parsing and in operating systems for memory management.</text:p>
        </text:list-item>
      </text:list>
      <text:p text:style-name="Horizontal_20_Line"/>
      <text:h text:style-name="Heading_20_3" text:outline-level="3">Key Points:</text:h>
      <text:list text:style-name="L8">
        <text:list-item>
          <text:p text:style-name="P19">Data structures organize and manage data for efficient manipulation in programs.</text:p>
        </text:list-item>
        <text:list-item>
          <text:p text:style-name="P19">ADTs enable abstraction in programming by separating logic from implementation.</text:p>
        </text:list-item>
        <text:list-item>
          <text:p text:style-name="P19">Linear structures like arrays, stacks, and queues store elements sequentially, while non-linear structures like trees and graphs do not.</text:p>
        </text:list-item>
        <text:list-item>
          <text:p text:style-name="P18">Stacks (LIFO) are heavily used in various computing tasks like parsing, arithmetic computations, and memory management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30"><text:soft-page-break/><text:span text:style-name="Strong_20_Emphasis">Lecture 2 - Data Structures and Algorithms</text:span></text:p>
      <text:p text:style-name="P30">This lecture covers essential data structures including <text:span text:style-name="Strong_20_Emphasis">Queues</text:span>, <text:span text:style-name="Strong_20_Emphasis">Stacks</text:span>, <text:span text:style-name="Strong_20_Emphasis">Trees</text:span>, and <text:span text:style-name="Strong_20_Emphasis">Graphs</text:span>, focusing on their properties, operations, and applications. Below is a breakdown of the key points discussed:</text:p>
      <text:h text:style-name="P1" text:outline-level="3">1. <text:span text:style-name="Strong_20_Emphasis">Queues</text:span></text:h>
      <text:list text:style-name="L9">
        <text:list-item>
          <text:p text:style-name="P20"><text:span text:style-name="Strong_20_Emphasis">Definition</text:span>: A queue is a <text:span text:style-name="Strong_20_Emphasis">chronologically ordered list</text:span> where values are added at the <text:span text:style-name="Strong_20_Emphasis">Rear</text:span> and removed from the <text:span text:style-name="Strong_20_Emphasis">Front</text:span>. It follows a <text:span text:style-name="Strong_20_Emphasis">First-In-First-Out (FIFO)</text:span> principle.</text:p>
        </text:list-item>
        <text:list-item>
          <text:p text:style-name="P20"><text:span text:style-name="Strong_20_Emphasis">Operations</text:span>:</text:p>
          <text:list>
            <text:list-item>
              <text:p text:style-name="P20"><text:span text:style-name="Strong_20_Emphasis">Enqueue</text:span>: Add an item to the rear.</text:p>
            </text:list-item>
            <text:list-item>
              <text:p text:style-name="P20"><text:span text:style-name="Strong_20_Emphasis">Dequeue</text:span>: Remove an item from the front.</text:p>
            </text:list-item>
            <text:list-item>
              <text:p text:style-name="P20">The primary difference between a queue and a stack is that in a <text:span text:style-name="Strong_20_Emphasis">stack</text:span>, elements are added and removed from the same end (LIFO), while in a queue, they are added and removed from different ends (FIFO).</text:p>
            </text:list-item>
          </text:list>
        </text:list-item>
        <text:list-item>
          <text:p text:style-name="P20"><text:span text:style-name="Strong_20_Emphasis">Circular Queues</text:span>: A circular queue wraps around when the end of the array is reached. It improves space efficiency compared to a linear queue.</text:p>
        </text:list-item>
        <text:list-item>
          <text:p text:style-name="P21"><text:span text:style-name="Strong_20_Emphasis">Deques</text:span>: Also known as <text:span text:style-name="Strong_20_Emphasis">double-ended queues</text:span>, where elements can be added or removed from both the front and rear.</text:p>
        </text:list-item>
      </text:list>
      <text:h text:style-name="P1" text:outline-level="3">2. <text:span text:style-name="Strong_20_Emphasis">Trees</text:span></text:h>
      <text:list text:style-name="L14">
        <text:list-item>
          <text:p text:style-name="P22"><text:span text:style-name="Strong_20_Emphasis">Definition</text:span>: A tree consists of <text:span text:style-name="Strong_20_Emphasis">nodes</text:span> connected by <text:span text:style-name="Strong_20_Emphasis">edges</text:span>. Each node represents a data item, and the edges define the relationships between them.</text:p>
        </text:list-item>
        <text:list-item>
          <text:p text:style-name="P22"><text:span text:style-name="Strong_20_Emphasis">Binary Trees</text:span>: Each node has at most two children—<text:span text:style-name="Strong_20_Emphasis">left</text:span> and <text:span text:style-name="Strong_20_Emphasis">right</text:span>.</text:p>
        </text:list-item>
        <text:list-item>
          <text:p text:style-name="P22"><text:span text:style-name="Strong_20_Emphasis">Binary Search Trees (BST)</text:span>: A binary tree where the left child’s key is less than the parent’s, and the right child’s key is greater or equal to the parent’s.</text:p>
        </text:list-item>
        <text:list-item>
          <text:p text:style-name="P22"><text:span text:style-name="Strong_20_Emphasis">Terminology</text:span>:</text:p>
          <text:list>
            <text:list-item>
              <text:p text:style-name="P22"><text:span text:style-name="Strong_20_Emphasis">Root</text:span>: The topmost node.</text:p>
            </text:list-item>
            <text:list-item>
              <text:p text:style-name="P22"><text:span text:style-name="Strong_20_Emphasis">Parent/Child</text:span>: Nodes connected by edges, with the parent above the child.</text:p>
            </text:list-item>
            <text:list-item>
              <text:p text:style-name="P22"><text:span text:style-name="Strong_20_Emphasis">Leaf</text:span>: A node with no children.</text:p>
            </text:list-item>
            <text:list-item>
              <text:p text:style-name="P22"><text:span text:style-name="Strong_20_Emphasis">Subtree</text:span>: A node and all its descendants.</text:p>
            </text:list-item>
            <text:list-item>
              <text:p text:style-name="P23"><text:span text:style-name="Strong_20_Emphasis">Key</text:span>: A unique value stored in a node to help with searches.</text:p>
            </text:list-item>
          </text:list>
        </text:list-item>
      </text:list>
      <text:h text:style-name="P1" text:outline-level="3">3. <text:span text:style-name="Strong_20_Emphasis">Graphs</text:span></text:h>
      <text:list text:style-name="L15">
        <text:list-item>
          <text:p text:style-name="P24"><text:span text:style-name="Strong_20_Emphasis">Definition</text:span>: A graph is a collection of <text:span text:style-name="Strong_20_Emphasis">vertices</text:span> (nodes) and <text:span text:style-name="Strong_20_Emphasis">edges</text:span> (connections) between them.</text:p>
        </text:list-item>
        <text:list-item>
          <text:p text:style-name="P24"><text:span text:style-name="Strong_20_Emphasis">Types</text:span>:</text:p>
          <text:list>
            <text:list-item>
              <text:p text:style-name="P24"><text:span text:style-name="Strong_20_Emphasis">Undirected Graph</text:span>: Edges have no direction.</text:p>
            </text:list-item>
            <text:list-item>
              <text:p text:style-name="P24"><text:span text:style-name="Strong_20_Emphasis">Directed Graph</text:span>: Edges have a direction.</text:p>
            </text:list-item>
            <text:list-item>
              <text:p text:style-name="P24"><text:span text:style-name="Strong_20_Emphasis">Trees</text:span> are a type of graph without cycles.</text:p>
            </text:list-item>
            <text:list-item>
              <text:p text:style-name="P24"><text:span text:style-name="Strong_20_Emphasis">DAG</text:span>: Directed Acyclic Graph.</text:p>
            </text:list-item>
          </text:list>
        </text:list-item>
        <text:list-item>
          <text:p text:style-name="P24"><text:span text:style-name="Strong_20_Emphasis">Graph Search</text:span>:</text:p>
          <text:list>
            <text:list-item>
              <text:p text:style-name="P24"><text:span text:style-name="Strong_20_Emphasis">Breadth-First Search (BFS)</text:span>: Uses a queue, exploring neighbors level by level.</text:p>
            </text:list-item>
            <text:list-item>
              <text:p text:style-name="P25"><text:span text:style-name="Strong_20_Emphasis">Depth-First Search (DFS)</text:span>: Uses a stack, diving deep into one branch before backtracking.</text:p>
            </text:list-item>
          </text:list>
        </text:list-item>
      </text:list>
      <text:h text:style-name="P1" text:outline-level="3"><text:soft-page-break/>4. <text:span text:style-name="Strong_20_Emphasis">Abstract Data Types (ADT)</text:span></text:h>
      <text:list text:style-name="L16">
        <text:list-item>
          <text:p text:style-name="P26">An <text:span text:style-name="Strong_20_Emphasis">ADT</text:span> defines data types by specifying the operations they must support, without focusing on the underlying implementation.</text:p>
        </text:list-item>
        <text:list-item>
          <text:p text:style-name="P27"><text:span text:style-name="Strong_20_Emphasis">Implementation</text:span>: After designing an ADT, the implementer chooses the best data structure to store the data (such as arrays or linked lists) and implements the operations.</text:p>
        </text:list-item>
      </text:list>
      <text:h text:style-name="P1" text:outline-level="3">Additional Concepts:</text:h>
      <text:list text:style-name="L17">
        <text:list-item>
          <text:p text:style-name="P28"><text:span text:style-name="Strong_20_Emphasis">Queue Operations</text:span>: Methods like <text:span text:style-name="Source_20_Text">Front</text:span>, <text:span text:style-name="Source_20_Text">Back</text:span>, <text:span text:style-name="Source_20_Text">Empty</text:span>, <text:span text:style-name="Source_20_Text">CheckEmpty</text:span>, and <text:span text:style-name="Source_20_Text">CheckFull</text:span> help manage and manipulate queues.</text:p>
        </text:list-item>
        <text:list-item>
          <text:p text:style-name="P28"><text:span text:style-name="Strong_20_Emphasis">Tree Operations</text:span>: Search, insert, and delete operations are performed based on the key values stored in nodes.</text:p>
        </text:list-item>
        <text:list-item>
          <text:p text:style-name="P28"><text:span text:style-name="Strong_20_Emphasis">Graph Representations</text:span>:</text:p>
          <text:list>
            <text:list-item>
              <text:p text:style-name="P28"><text:span text:style-name="Strong_20_Emphasis">Adjacency List</text:span>: A space-efficient representation.</text:p>
            </text:list-item>
            <text:list-item>
              <text:p text:style-name="P29"><text:span text:style-name="Strong_20_Emphasis">Adjacency Matrix</text:span>: Useful for dense graphs, where most pairs of nodes have edges.</text:p>
            </text:list-item>
          </text:list>
        </text:list-item>
      </text:list>
      <text:p text:style-name="P30">This lecture emphasized understanding the fundamental operations and properties of each data structure and how they can be implemented and utilized in programming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09:19:02.338952404</meta:creation-date>
    <dc:date>2024-09-29T10:14:43.942302601</dc:date>
    <meta:editing-duration>PT35M19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4" meta:paragraph-count="85" meta:word-count="954" meta:character-count="5989" meta:non-whitespace-character-count="5187"/>
  </office:meta>
</office:document-meta>
</file>